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9000001219F9F77CFE0FDB8A0.png" manifest:media-type="image/png"/>
  <manifest:file-entry manifest:full-path="Pictures/10001EB70000819B00003A653728BE2E112D5303.svg" manifest:media-type="image/svg+xml"/>
  <manifest:file-entry manifest:full-path="Pictures/10000001000001090000006FF2FCCC979B63369D.png" manifest:media-type="image/png"/>
  <manifest:file-entry manifest:full-path="Pictures/100048B800001B6E00000B7822A3FAAEBE51E006.wmf" manifest:media-type="image/x-wmf"/>
  <manifest:file-entry manifest:full-path="Pictures/10000000000008A80000067E8F735EA6ED9F0C0B.jpg" manifest:media-type="image/jpeg"/>
  <manifest:file-entry manifest:full-path="Pictures/100000010000041D000001DB9655EA6840E39C98.png" manifest:media-type="image/png"/>
  <manifest:file-entry manifest:full-path="Pictures/100000010000041D000001DB5D79AEBC8B49F56F.png" manifest:media-type="image/png"/>
  <manifest:file-entry manifest:full-path="Pictures/10001A070000819B00003A65B4E95F85BABC18C4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Droid Sans Fallback2" svg:font-family="'Droid Sans Fallback'" style:font-family-generic="roman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ans3" svg:font-family="FreeSans" style:font-family-generic="roman" style:font-pitch="variable"/>
    <style:font-face style:name="Liberation Mono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adornments="Regular" style:font-family-generic="swiss"/>
    <style:font-face style:name="Liberation Sans4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Liberation Serif5" svg:font-family="'Liberation Serif'" style:font-family-generic="modern" style:font-pitch="variable"/>
    <style:font-face style:name="Liberation Serif6" svg:font-family="'Liberation Serif'" style:font-family-generic="roman"/>
    <style:font-face style:name="Liberation Serif7" svg:font-family="'Liberation Serif'" style:font-adornments="Regular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ffffcc" draw:textarea-horizontal-align="justify" draw:textarea-vertical-align="middle" draw:auto-grow-height="false" fo:min-height="1.302cm" fo:min-width="3.724cm" fo:wrap-option="no-wrap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c5000b" draw:textarea-horizontal-align="left" draw:textarea-vertical-align="middle" draw:auto-grow-height="true" draw:auto-grow-width="true" fo:min-height="0cm" fo:min-width="0cm" draw:shadow="hidden"/>
    </style:style>
    <style:style style:name="gr5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draw:fill-color="#ffffff" draw:textarea-horizontal-align="justify" draw:textarea-vertical-align="bottom" draw:auto-grow-height="false" fo:min-height="2.75cm" fo:min-width="6.61cm"/>
      <style:paragraph-properties style:writing-mode="lr-tb"/>
    </style:style>
    <style:style style:name="gr7" style:family="graphic" style:parent-style-name="standard">
      <style:graphic-properties draw:stroke="none" draw:fill-color="#ffffff" draw:textarea-horizontal-align="justify" draw:textarea-vertical-align="top" draw:auto-grow-height="false" fo:min-height="2.75cm" fo:min-width="6.61cm" fo:padding-top="0.2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6.61cm"/>
      <style:paragraph-properties style:writing-mode="lr-tb"/>
    </style:style>
    <style:style style:name="gr9" style:family="graphic" style:parent-style-name="standard">
      <style:graphic-properties svg:stroke-color="#000000" draw:fill-color="#f0e6ff" draw:textarea-horizontal-align="justify" draw:textarea-vertical-align="middle" draw:auto-grow-height="false" fo:min-height="0.938cm" fo:min-width="4.522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021cm" fo:min-width="0.64cm"/>
    </style:style>
    <style:style style:name="gr11" style:family="graphic" style:parent-style-name="standard">
      <style:graphic-properties svg:stroke-color="#729fcf" draw:fill-color="#729fcf" draw:textarea-horizontal-align="justify" draw:textarea-vertical-align="middle" draw:auto-grow-height="false" fo:min-height="8.895cm" fo:min-width="0cm"/>
    </style:style>
    <style:style style:name="gr12" style:family="graphic" style:parent-style-name="objectwithoutfill">
      <style:graphic-properties draw:stroke="dash" draw:stroke-dash="Long_20_dashed" draw:marker-end="" draw:marker-end-width="0.3cm" draw:fill="none" draw:textarea-vertical-align="middl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74cm" fo:min-width="6.6cm"/>
      <style:paragraph-properties style:writing-mode="lr-tb"/>
    </style:style>
    <style:style style:name="gr14" style:family="graphic" style:parent-style-name="standard">
      <style:graphic-properties svg:stroke-color="#000000" draw:fill-color="#f0e6ff" draw:textarea-horizontal-align="justify" draw:textarea-vertical-align="middle" draw:auto-grow-height="false" fo:min-height="1.178cm" fo:min-width="0.547cm"/>
    </style:style>
    <style:style style:name="gr15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75cm" fo:min-width="4.48cm"/>
      <style:paragraph-properties style:writing-mode="lr-tb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759cm" fo:min-width="6.61cm"/>
      <style:paragraph-properties style:writing-mode="lr-tb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74cm" fo:min-width="6.6cm"/>
    </style:style>
    <style:style style:name="gr18" style:family="graphic" style:parent-style-name="standard">
      <style:graphic-properties svg:stroke-color="#000000" draw:fill-color="#ffffcc" draw:textarea-horizontal-align="justify" draw:textarea-vertical-align="middle" draw:auto-grow-height="false" fo:min-height="1.48cm" fo:min-width="3.29cm" fo:wrap-option="no-wrap"/>
      <style:paragraph-properties style:writing-mode="lr-tb"/>
    </style:style>
    <style:style style:name="gr19" style:family="graphic" style:parent-style-name="standard">
      <style:graphic-properties svg:stroke-color="#000000" draw:fill-color="#ffffcc" draw:textarea-horizontal-align="justify" draw:textarea-vertical-align="middle" draw:auto-grow-height="false" fo:min-height="0.885cm" fo:min-width="1.477cm" fo:wrap-option="no-wrap"/>
      <style:paragraph-properties style:writing-mode="lr-tb"/>
    </style:style>
    <style:style style:name="gr20" style:family="graphic" style:parent-style-name="standard">
      <style:graphic-properties svg:stroke-color="#000000" draw:fill-color="#ffffcc" draw:textarea-horizontal-align="justify" draw:textarea-vertical-align="middle" draw:auto-grow-height="false" fo:min-height="1.496cm" fo:min-width="2.975cm" fo:wrap-option="no-wrap"/>
      <style:paragraph-properties style:writing-mode="lr-tb"/>
    </style:style>
    <style:style style:name="gr21" style:family="graphic" style:parent-style-name="standard">
      <style:graphic-properties svg:stroke-color="#000000" draw:fill="solid" draw:fill-color="#f0e6ff" draw:textarea-horizontal-align="justify" draw:textarea-vertical-align="middle" draw:auto-grow-height="false" fo:min-height="3.597cm" fo:min-width="2.577cm"/>
    </style:style>
    <style:style style:name="gr22" style:family="graphic" style:parent-style-name="standard">
      <style:graphic-properties draw:stroke="none" svg:stroke-color="#000000" draw:fill="solid" draw:fill-color="#e6b8e6" draw:fill-hatch-solid="true" draw:textarea-horizontal-align="justify" draw:textarea-vertical-align="middle" draw:auto-grow-height="false" fo:min-height="0.45cm" fo:min-width="0.2cm"/>
    </style:style>
    <style:style style:name="gr23" style:family="graphic" style:parent-style-name="standard">
      <style:graphic-properties svg:stroke-color="#000000" draw:fill="none" draw:fill-color="#f0e6ff" draw:textarea-horizontal-align="justify" draw:textarea-vertical-align="middle" draw:auto-grow-height="false" fo:min-height="3.597cm" fo:min-width="2.577cm"/>
    </style:style>
    <style:style style:name="gr24" style:family="graphic" style:parent-style-name="standard">
      <style:graphic-properties svg:stroke-color="#000000" draw:fill-color="#ffffcc" draw:textarea-horizontal-align="justify" draw:textarea-vertical-align="middle" draw:auto-grow-height="false" fo:min-height="0.944cm" fo:min-width="2.479cm" fo:wrap-option="no-wrap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e6b8e6" draw:fill-hatch-solid="true" draw:textarea-horizontal-align="justify" draw:textarea-vertical-align="middle" draw:auto-grow-height="false" fo:min-height="1.678cm" fo:min-width="2.577cm"/>
    </style:style>
    <style:style style:name="gr26" style:family="graphic" style:parent-style-name="standard">
      <style:graphic-properties draw:stroke="none" svg:stroke-color="#000000" draw:fill="solid" draw:fill-color="#f0e6ff" draw:fill-hatch-solid="true" draw:textarea-horizontal-align="justify" draw:textarea-vertical-align="middle" draw:auto-grow-height="false" fo:min-height="1.678cm" fo:min-width="2.577cm"/>
    </style:style>
    <style:style style:name="gr2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3.597cm" fo:min-width="2.577cm"/>
    </style:style>
    <style:style style:name="gr28" style:family="graphic" style:parent-style-name="standard">
      <style:graphic-properties svg:stroke-color="#000000" draw:fill-color="#ffffcc" draw:textarea-horizontal-align="justify" draw:textarea-vertical-align="middle" draw:auto-grow-height="false" fo:min-height="1.422cm" fo:min-width="3.167cm" fo:wrap-option="no-wrap"/>
      <style:paragraph-properties style:writing-mode="lr-tb"/>
    </style:style>
    <style:style style:name="gr29" style:family="graphic" style:parent-style-name="standard">
      <style:graphic-properties svg:stroke-color="#000000" draw:fill-color="#ffffcc" draw:textarea-horizontal-align="justify" draw:textarea-vertical-align="middle" draw:auto-grow-height="false" fo:min-height="1.221cm" fo:min-width="3.019cm" fo:wrap-option="no-wrap"/>
      <style:paragraph-properties style:writing-mode="lr-tb"/>
    </style:style>
    <style:style style:name="pr1" style:family="presentation" style:parent-style-name="master1_5f__5f_-title" style:list-style-name="L1">
      <style:graphic-properties fo:min-height="3.477cm"/>
      <style:paragraph-properties style:writing-mode="lr-tb"/>
    </style:style>
    <style:style style:name="pr2" style:family="presentation" style:parent-style-name="master1_5f__5f_-notes">
      <style:graphic-properties draw:fill-color="#ffffff" fo:min-height="14.431cm"/>
      <style:paragraph-properties style:writing-mode="lr-tb"/>
    </style:style>
    <style:style style:name="pr3" style:family="presentation" style:parent-style-name="master-title">
      <style:graphic-properties draw:auto-grow-height="true" fo:min-height="1.741cm"/>
      <style:paragraph-properties style:writing-mode="lr-tb"/>
    </style:style>
    <style:style style:name="pr4" style:family="presentation" style:parent-style-name="master-outline1">
      <style:graphic-properties fo:min-height="1.857cm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emplate21-title">
      <style:graphic-properties draw:auto-grow-height="true" fo:min-height="1.737cm"/>
      <style:paragraph-properties style:writing-mode="lr-tb"/>
    </style:style>
    <style:style style:name="pr7" style:family="presentation" style:parent-style-name="template21-outline1">
      <style:graphic-properties fo:min-height="14.15cm"/>
      <style:paragraph-properties style:writing-mode="lr-tb"/>
    </style:style>
    <style:style style:name="pr8" style:family="presentation" style:parent-style-name="template2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master-notes">
      <style:graphic-properties draw:fill-color="#ffffff" draw:auto-grow-height="true" fo:min-height="14.721cm"/>
      <style:paragraph-properties style:writing-mode="lr-tb"/>
    </style:style>
    <style:style style:name="pr10" style:family="presentation" style:parent-style-name="master-title">
      <style:graphic-properties fo:min-height="1.741cm"/>
      <style:paragraph-properties style:writing-mode="lr-tb"/>
    </style:style>
    <style:style style:name="pr11" style:family="presentation" style:parent-style-name="master-outline1">
      <style:graphic-properties fo:min-height="14.15cm"/>
      <style:paragraph-properties style:writing-mode="lr-tb"/>
    </style:style>
    <style:style style:name="pr12" style:family="presentation" style:parent-style-name="master-notes">
      <style:graphic-properties draw:fill-color="#ffffff" fo:min-height="13.364cm"/>
      <style:paragraph-properties style:writing-mode="lr-tb"/>
    </style:style>
    <style:style style:name="pr13" style:family="presentation" style:parent-style-name="master-notes">
      <style:graphic-properties draw:fill-color="#ffffff" draw:auto-grow-height="true" fo:min-height="14.321cm"/>
      <style:paragraph-properties style:writing-mode="lr-tb"/>
    </style:style>
    <style:style style:name="pr14" style:family="presentation" style:parent-style-name="master-notes">
      <style:graphic-properties draw:fill-color="#ffffff" draw:auto-grow-height="true" fo:min-height="14.876cm"/>
      <style:paragraph-properties style:writing-mode="lr-tb"/>
    </style:style>
    <style:style style:name="pr15" style:family="presentation" style:parent-style-name="master-notes">
      <style:graphic-properties draw:fill-color="#ffffff" draw:auto-grow-height="true" fo:min-height="15.631cm"/>
      <style:paragraph-properties style:writing-mode="lr-tb"/>
    </style:style>
    <style:style style:name="pr16" style:family="presentation" style:parent-style-name="master-notes">
      <style:graphic-properties draw:fill-color="#ffffff" draw:auto-grow-height="true" fo:min-height="13.72cm"/>
      <style:paragraph-properties style:writing-mode="lr-tb"/>
    </style:style>
    <style:style style:name="pr17" style:family="presentation" style:parent-style-name="master-notes">
      <style:graphic-properties draw:fill-color="#ffffff" draw:auto-grow-height="true" fo:min-height="13.611cm"/>
      <style:paragraph-properties style:writing-mode="lr-tb"/>
    </style:style>
    <style:style style:name="pr18" style:family="presentation" style:parent-style-name="master-notes">
      <style:graphic-properties draw:fill-color="#ffffff" draw:auto-grow-height="true" fo:min-height="15.076cm"/>
      <style:paragraph-properties style:writing-mode="lr-tb"/>
    </style:style>
    <style:style style:name="pr19" style:family="presentation" style:parent-style-name="master-outline1" style:list-style-name="L5">
      <style:graphic-properties fo:min-height="14.1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style:font-name="Liberation Sans4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loext:opacity="100%" fo:font-size="20pt"/>
    </style:style>
    <style:style style:name="P8" style:family="paragraph">
      <style:paragraph-properties style:writing-mode="lr-tb"/>
    </style:style>
    <style:style style:name="P9" style:family="paragraph">
      <style:paragraph-properties fo:margin-top="0cm" fo:margin-bottom="0.4cm"/>
    </style:style>
    <style:style style:name="P10" style:family="paragraph">
      <style:paragraph-properties style:writing-mode="lr-tb"/>
      <style:text-properties fo:color="#000000" loext:opacity="100%" fo:font-size="28pt" style:font-size-asian="28pt" style:font-size-complex="2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style:writing-mode="lr-tb"/>
      <style:text-properties fo:color="#000000" loext:opacity="100%" fo:font-style="normal" style:font-style-asian="normal" style:font-style-complex="normal"/>
    </style:style>
    <style:style style:name="P13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style:font-size-asian="14pt" style:font-size-complex="14pt"/>
    </style:style>
    <style:style style:name="P14" style:family="paragraph">
      <style:paragraph-properties fo:margin-top="0cm" fo:margin-bottom="0.7cm"/>
    </style:style>
    <style:style style:name="P15" style:family="paragraph">
      <style:paragraph-properties fo:margin-top="0cm" fo:margin-bottom="0.5cm"/>
    </style:style>
    <style:style style:name="P16" style:family="paragraph">
      <style:paragraph-properties fo:margin-top="0cm" fo:margin-bottom="0.2cm"/>
    </style:style>
    <style:style style:name="P17" style:family="paragraph">
      <style:paragraph-properties fo:margin-top="0cm" fo:margin-bottom="0.5cm">
        <style:tab-stops>
          <style:tab-stop style:position="0.605cm"/>
        </style:tab-stops>
      </style:paragraph-properties>
    </style:style>
    <style:style style:name="P18" style:family="paragraph">
      <style:paragraph-properties fo:text-align="center" style:writing-mode="lr-tb"/>
      <style:text-properties fo:font-size="12pt" style:font-size-asian="12pt" style:font-size-complex="12pt"/>
    </style:style>
    <style:style style:name="P19" style:family="paragraph">
      <loext:graphic-properties draw:fill-color="#ffffcc"/>
      <style:paragraph-properties fo:text-align="center" style:writing-mode="lr-tb"/>
      <style:text-properties fo:font-size="12pt" style:font-size-asian="12pt" style:font-size-complex="12pt"/>
    </style:style>
    <style:style style:name="P20" style:family="paragraph">
      <loext:graphic-properties draw:fill="solid" draw:fill-color="#c5000b"/>
      <style:paragraph-properties fo:text-align="center"/>
      <style:text-properties fo:font-size="48pt" style:font-size-asian="48pt" style:font-size-complex="48pt"/>
    </style:style>
    <style:style style:name="P21" style:family="paragraph">
      <style:paragraph-properties fo:margin-left="0cm" fo:margin-right="0cm" fo:margin-top="0cm" fo:margin-bottom="0.2cm" fo:text-indent="-0.6cm"/>
    </style:style>
    <style:style style:name="P22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20pt"/>
    </style:style>
    <style:style style:name="P23" style:family="paragraph">
      <loext:graphic-properties draw:fill="none"/>
      <style:paragraph-properties fo:text-align="start" style:writing-mode="lr-tb"/>
      <style:text-properties style:font-name="Liberation Mono3" fo:font-size="18pt"/>
    </style:style>
    <style:style style:name="P24" style:family="paragraph">
      <style:paragraph-properties fo:margin-top="0cm" fo:margin-bottom="0.3cm"/>
    </style:style>
    <style:style style:name="P25" style:family="paragraph">
      <style:paragraph-properties fo:text-align="center" style:writing-mode="lr-tb"/>
      <style:text-properties fo:font-size="14pt" style:font-size-asian="14pt" style:font-size-complex="14pt"/>
    </style:style>
    <style:style style:name="P26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27" style:family="paragraph">
      <loext:graphic-properties draw:fill-color="#f0e6ff"/>
      <style:paragraph-properties fo:text-align="center"/>
    </style:style>
    <style:style style:name="P28" style:family="paragraph">
      <loext:graphic-properties draw:fill-color="#ffffff"/>
      <style:paragraph-properties fo:text-align="center"/>
    </style:style>
    <style:style style:name="P29" style:family="paragraph">
      <loext:graphic-properties draw:fill-color="#729fcf"/>
      <style:paragraph-properties fo:text-align="center"/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="none" draw:fill-color="#ffffff"/>
      <style:paragraph-properties fo:text-align="center"/>
    </style:style>
    <style:style style:name="P32" style:family="paragraph">
      <style:paragraph-properties fo:margin-top="0cm" fo:margin-bottom="0.2cm">
        <style:tab-stops>
          <style:tab-stop style:position="5.689cm"/>
        </style:tab-stops>
      </style:paragraph-properties>
    </style:style>
    <style:style style:name="P33" style:family="paragraph">
      <loext:graphic-properties draw:fill="solid" draw:fill-color="#f0e6ff"/>
      <style:paragraph-properties fo:text-align="center"/>
    </style:style>
    <style:style style:name="P34" style:family="paragraph">
      <loext:graphic-properties draw:fill="solid" draw:fill-color="#e6b8e6" draw:fill-hatch-solid="true"/>
      <style:paragraph-properties fo:text-align="center"/>
    </style:style>
    <style:style style:name="P35" style:family="paragraph">
      <loext:graphic-properties draw:fill="none" draw:fill-color="#f0e6ff"/>
      <style:paragraph-properties fo:text-align="center"/>
    </style:style>
    <style:style style:name="P36" style:family="paragraph">
      <loext:graphic-properties draw:fill="solid" draw:fill-color="#c5000b"/>
      <style:paragraph-properties fo:text-align="center"/>
      <style:text-properties fo:font-size="60pt" style:font-size-asian="60pt" style:font-size-complex="60pt"/>
    </style:style>
    <style:style style:name="P37" style:family="paragraph">
      <loext:graphic-properties draw:fill="solid" draw:fill-color="#f0e6ff" draw:fill-hatch-solid="true"/>
      <style:paragraph-properties fo:text-align="center"/>
    </style:style>
    <style:style style:name="P38" style:family="paragraph">
      <style:paragraph-properties fo:margin-top="0cm" fo:margin-bottom="0.2cm">
        <style:tab-stops>
          <style:tab-stop style:position="7.011cm"/>
        </style:tab-stops>
      </style:paragraph-properties>
    </style:style>
    <style:style style:name="P39" style:family="paragraph">
      <style:paragraph-properties>
        <style:tab-stops>
          <style:tab-stop style:position="7.011cm"/>
        </style:tab-stops>
      </style:paragraph-properties>
    </style:style>
    <style:style style:name="P40" style:family="paragraph">
      <style:paragraph-properties style:writing-mode="lr-tb"/>
      <style:text-properties fo:color="#000000" loext:opacity="100%"/>
    </style:style>
    <style:style style:name="P41" style:family="paragraph">
      <loext:graphic-properties draw:fill-color="#ffffff"/>
      <style:paragraph-properties style:writing-mode="lr-tb"/>
    </style:style>
    <style:style style:name="P42" style:family="paragraph">
      <style:paragraph-properties fo:margin-left="1.588cm" fo:margin-right="0cm" fo:margin-top="0cm" fo:margin-bottom="0.3cm" fo:text-indent="0cm"/>
    </style:style>
    <style:style style:name="P43" style:family="paragraph">
      <style:paragraph-properties fo:margin-top="0cm" fo:margin-bottom="0.2cm" style:writing-mode="lr-tb"/>
      <style:text-properties fo:color="#000000" loext:opacity="100%" fo:font-size="26pt" style:font-size-asian="26pt" style:font-size-complex="26pt"/>
    </style:style>
    <style:style style:name="P44" style:family="paragraph">
      <style:paragraph-properties fo:margin-left="0cm" fo:margin-right="0cm" fo:margin-top="0cm" fo:margin-bottom="0.203cm" fo:text-indent="-0.61cm"/>
    </style:style>
    <style:style style:name="P45" style:family="paragraph">
      <loext:graphic-properties draw:fill-color="#ffffff"/>
      <style:paragraph-properties fo:margin-left="0cm" fo:margin-right="0cm" fo:margin-top="0cm" fo:margin-bottom="0.203cm" fo:text-indent="-0.61cm" style:writing-mode="lr-tb"/>
      <style:text-properties fo:color="#000000" loext:opacity="100%" style:font-name="Liberation Sans4" fo:font-size="14pt" style:font-size-asian="14pt" style:font-size-complex="14pt"/>
    </style:style>
    <style:style style:name="T1" style:family="text">
      <style:text-properties fo:color="#ffffff" loext:opacity="100%" style:font-name="Liberation Sans4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4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3" fo:font-size="14pt" fo:language="ru" fo:country="RU" style:font-name-asian="Liberation Sans3" style:font-size-asian="14pt" style:font-name-complex="Liberation Sans3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" fo:font-size="14pt" fo:language="ru" fo:country="RU" style:font-name-asian="Liberation Sans" style:font-size-asian="14pt" style:font-name-complex="Liberation Sans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color="#000000" loext:opacity="100%" fo:font-size="28pt" fo:language="ru" fo:country="RU" style:font-size-asian="28pt" style:font-size-complex="28pt"/>
    </style:style>
    <style:style style:name="T12" style:family="text">
      <style:text-properties fo:color="#000000" loext:opacity="100%" fo:font-size="26pt" fo:font-style="normal" style:font-size-asian="26pt" style:font-style-asian="normal" style:font-size-complex="26pt" style:font-style-complex="normal"/>
    </style:style>
    <style:style style:name="T13" style:family="text">
      <style:text-properties fo:color="#000000" loext:opacity="100%" fo:font-size="22pt" fo:language="ru" fo:country="RU" fo:font-style="italic" style:font-size-asian="22pt" style:font-style-asian="italic" style:font-size-complex="22pt" style:font-style-complex="italic"/>
    </style:style>
    <style:style style:name="T14" style:family="text">
      <style:text-properties fo:color="#000000" loext:opacity="100%" fo:font-size="22pt" fo:language="ru" fo:country="RU" style:font-size-asian="22pt" style:font-size-complex="22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000000" loext:opacity="100%" fo:font-size="22pt" style:font-size-asian="22pt" style:font-size-complex="22pt"/>
    </style:style>
    <style:style style:name="T17" style:family="text">
      <style:text-properties fo:font-size="12pt" fo:language="ru" fo:country="RU" style:font-size-asian="12pt" style:font-size-complex="12pt"/>
    </style:style>
    <style:style style:name="T18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ru" fo:country="RU" fo:font-style="normal" fo:text-shadow="none" style:text-underline-style="none" style:letter-kerning="true" style:font-name-asian="Droid Sans Fallback1" style:font-size-asian="14pt" style:font-style-asian="normal" style:font-name-complex="FreeSans2" style:font-size-complex="14pt" style:font-style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bold" style:letter-kerning="true" style:font-name-asian="Droid Sans Fallback1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style:font-name="Liberation Mono3" fo:font-size="18pt"/>
    </style:style>
    <style:style style:name="T24" style:family="text">
      <style:text-properties fo:color="#000000" loext:opacity="100%" fo:font-size="22pt" fo:language="ru" fo:country="RU" fo:font-style="normal" style:font-size-asian="22pt" style:font-style-asian="normal" style:font-size-complex="22pt" style:font-style-complex="normal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27" style:family="text">
      <style:text-properties fo:color="#000000" loext:opacity="100%" style:font-name="Liberation Mono3" fo:font-size="18pt" fo:language="ru" fo:country="RU" style:font-size-asian="18pt" style:font-size-complex="18pt"/>
    </style:style>
    <style:style style:name="T28" style:family="text">
      <style:text-properties fo:font-size="14pt" fo:language="ru" fo:country="RU" fo:font-style="italic" style:font-size-asian="14pt" style:font-size-complex="14pt"/>
    </style:style>
    <style:style style:name="T29" style:family="text">
      <style:text-properties fo:font-size="6pt" fo:language="ru" fo:country="RU" style:font-size-asian="6pt" style:font-size-complex="6pt"/>
    </style:style>
    <style:style style:name="T30" style:family="text">
      <style:text-properties fo:font-size="14pt" fo:language="ru" fo:country="RU" fo:font-style="normal" style:font-size-asian="14pt" style:font-style-asian="normal" style:font-size-complex="14pt" style:font-style-complex="normal"/>
    </style:style>
    <style:style style:name="T31" style:family="text">
      <style:text-properties fo:color="#000000" loext:opacity="100%" style:font-name="Liberation Serif7" fo:font-size="22pt" fo:language="ru" fo:country="RU" fo:font-style="normal" style:font-name-asian="Liberation Serif7" style:font-size-asian="22pt" style:font-style-asian="normal" style:font-name-complex="Liberation Serif7" style:font-size-complex="22pt" style:font-style-complex="normal"/>
    </style:style>
    <style:style style:name="T32" style:family="text">
      <style:text-properties fo:color="#000000" loext:opacity="100%" style:font-name="Liberation Serif7" fo:font-size="22pt" fo:language="ru" fo:country="RU" fo:font-style="italic" style:font-name-asian="Liberation Serif7" style:font-size-asian="22pt" style:font-style-asian="italic" style:font-name-complex="Liberation Serif7" style:font-size-complex="22pt" style:font-style-complex="italic"/>
    </style:style>
    <style:style style:name="T33" style:family="text">
      <style:text-properties fo:color="#000000" loext:opacity="100%" style:font-name="Liberation Sans4" fo:font-size="14pt" fo:language="ru" fo:country="RU" style:font-name-asian="Liberation Serif7" style:font-size-asian="14pt" style:font-name-complex="Liberation Serif7" style:font-size-complex="14pt"/>
    </style:style>
    <style:style style:name="T34" style:family="text">
      <style:text-properties fo:color="#000000" loext:opacity="100%" style:font-name="Liberation Serif7" fo:font-size="14pt" fo:language="ru" fo:country="RU" style:font-name-asian="Liberation Serif7" style:font-size-asian="14pt" style:font-name-complex="Liberation Serif7" style:font-size-complex="14pt"/>
    </style:style>
    <style:style style:name="T35" style:family="text">
      <style:text-properties fo:color="#000000" loext:opacity="100%" fo:font-size="14pt" fo:language="ru" fo:country="RU" style:text-underline-style="none" style:font-size-asian="14pt" style:font-size-complex="14pt"/>
    </style:style>
    <style:style style:name="T36" style:family="text">
      <style:text-properties fo:color="#000000" loext:opacity="100%" fo:language="ru" fo:country="RU"/>
    </style:style>
    <style:style style:name="T37" style:family="text">
      <style:text-properties fo:color="#000000" loext:opacity="100%" fo:font-size="26pt" fo:language="ru" fo:country="RU" style:font-size-asian="26pt" style:font-size-complex="26pt"/>
    </style:style>
    <style:style style:name="T38" style:family="text">
      <style:text-properties fo:color="#000000" loext:opacity="100%" fo:font-size="26pt" fo:language="ru" fo:country="RU" fo:font-style="italic" style:font-size-asian="26pt" style:font-style-asian="italic" style:font-size-complex="26pt" style:font-style-complex="italic"/>
    </style:style>
    <style:style style:name="T39" style:family="text">
      <style:text-properties fo:color="#000000" loext:opacity="100%" style:font-name="Liberation Sans4" fo:font-size="14pt" style:font-size-asian="14pt" style:font-size-complex="14pt"/>
    </style:style>
    <style:style style:name="T40" style:family="text">
      <style:text-properties fo:color="#000000" loext:opacity="100%" style:font-name="Liberation Sans4" fo:font-size="14pt" fo:font-style="italic" style:font-size-asian="14pt" style:font-style-asian="italic" style:font-size-complex="14pt" style:font-style-complex="italic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14pt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5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Журналирование</text:span><text:span text:style-name="T2"><text:line-break/></text:span><text:span text:style-name="T2">Настройка журнала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6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Уровни журнала и решаемые задачи</text:span></text:p>
              </text:list-item>
              <text:list-item>
                <text:p text:style-name="P9"><text:span text:style-name="T11">Надежность записи</text:span></text:p>
              </text:list-item>
              <text:list-item>
                <text:p text:style-name="P9"><text:span text:style-name="T11">Производительность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emplate21" presentation:presentation-page-layout-name="AL1T1">
        <office:forms form:automatic-focus="false" form:apply-design-mode="false"/>
        <draw:frame presentation:style-name="pr6" draw:text-style-name="P8" draw:layer="layout" svg:width="19.81cm" svg:height="1.737cm" svg:x="1.2cm" svg:y="0.737cm" presentation:class="title" presentation:user-transformed="true">
          <draw:text-box>
            <text:p><text:span text:style-name="T10">Уровни журнала</text:span></text:p>
          </draw:text-box>
        </draw:frame>
        <draw:frame presentation:style-name="pr7" draw:text-style-name="P12" draw:layer="layout" svg:width="25.199cm" svg:height="12.179cm" svg:x="1.2cm" svg:y="4.8cm" presentation:class="outline" presentation:user-transformed="true">
          <draw:text-box>
            <text:list text:style-name="L4">
              <text:list-item>
                <text:p><text:span text:style-name="T12">minimal, replica, logica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Уровни журнала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Настройка</text:span></text:p>
                <text:list>
                  <text:list-item>
                    <text:p text:style-name="P14"><text:span text:style-name="T13">wal_level</text:span><text:span text:style-name="T14"> = replica</text:span></text:p>
                  </text:list-item>
                </text:list>
              </text:list-item>
              <text:list-item>
                <text:p text:style-name="P9"><text:span text:style-name="T11">Minimal</text:span></text:p>
                <text:list>
                  <text:list-item>
                    <text:p text:style-name="P15"><text:span text:style-name="T14">восстановление после сбоя</text:span></text:p>
                  </text:list-item>
                </text:list>
              </text:list-item>
              <text:list-item>
                <text:p text:style-name="P9"><text:span text:style-name="T11">Replica</text:span></text:p>
                <text:list>
                  <text:list-item>
                    <text:p text:style-name="P16"><text:span text:style-name="T14">восстановление из резервной копии, репликация</text:span></text:p>
                  </text:list-item>
                  <text:list-item>
                    <text:p text:style-name="P17"><text:span text:style-name="T14">+ операции массовой обработки данных, блокировки,</text:span><text:span text:style-name="T14"><text:line-break/></text:span><text:span text:style-name="T14"><text:tab/></text:span><text:span text:style-name="T14">номера выполняющихся транзакций</text:span></text:p>
                  </text:list-item>
                </text:list>
              </text:list-item>
              <text:list-item>
                <text:p text:style-name="P9"><text:span text:style-name="T11">Logical</text:span></text:p>
                <text:list>
                  <text:list-item>
                    <text:p text:style-name="P16"><text:span text:style-name="T15">логическая репликация</text:span></text:p>
                  </text:list-item>
                  <text:list-item>
                    <text:p><text:span text:style-name="T16">+ информация для логического декодирования</text:span></text:p>
                  </text:list-item>
                </text:list>
              </text:list-item>
            </text:list>
          </draw:text-box>
        </draw:frame>
        <draw:custom-shape draw:style-name="gr3" draw:text-style-name="P19" draw:layer="layout" svg:width="6.002cm" svg:height="2.204cm" svg:x="10.776cm" svg:y="5.102cm">
          <text:p text:style-name="P18"><text:span text:style-name="T17">чем выше уровень,</text:span></text:p>
          <text:p text:style-name="P18"><text:span text:style-name="T17">тем больше информации</text:span></text:p>
          <text:p text:style-name="P18"><text:span text:style-name="T17">в журнале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084.85757121439 16104.48979591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path draw:style-name="gr4" draw:text-style-name="P20" draw:layer="layout" svg:width="0.818cm" svg:height="0.888cm" svg:x="1.203cm" svg:y="6.352cm" svg:viewBox="0 0 819 889" svg:d="M819 424c0 68-14 133-42 194-30 63-71 115-125 154l71 56-228 61 21-227 64 51c66-59 99-140 99-244 0-133-64-237-191-312l81-157c78 38 140 96 185 176 44 76 65 158 65 248zM331 732l-80 157c-78-38-140-97-185-176-44-76-66-158-66-248 0-68 14-133 43-194 30-64 71-115 124-154l-71-56 229-61-21 227-64-51c-66 59-99 140-99 244 0 133 63 237 190 312z">
          <text:p/>
        </draw:path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22" draw:layer="layout" svg:width="16.799cm" svg:height="14.721cm" svg:x="2.1cm" svg:y="14.107cm" presentation:class="notes" presentation:user-transformed="true">
            <draw:text-box>
              <text:p text:style-name="P21"><text:span text:style-name="T6">Кроме основной задачи — восстановления согласованности после</text:span><text:span text:style-name="T6"><text:line-break/></text:span><text:span text:style-name="T6">сбоя — журнал можно и удобно использовать и для других целей, если добавить в него дополнительную информацию. Для этого существуют несколько уровней журнала, устанавливаемых параметром </text:span><text:span text:style-name="T18">wal_level</text:span><text:span text:style-name="T6">.</text:span></text:p>
              <text:p text:style-name="P21"><text:span text:style-name="T19">Уровень </text:span><text:span text:style-name="T20">minimal</text:span><text:span text:style-name="T21"> содержит только информацию, необходимую для восстановления после сбоя. В журнал не записываются операции массовой обработки данных (такие, как CREATE TABLE AS SELECT, CREATE INDEX и т. п.), их </text:span><text:span text:style-name="T6">долговечность гарантируется немедленной записью данных на диск.</text:span></text:p>
              <text:p text:style-name="P21"><text:span text:style-name="T19">Уровень </text:span><text:span text:style-name="T20">replica </text:span><text:span text:style-name="T21">(используется по умолчанию) позволяет восстанавливать систему из горячих резервных копий, сделанных утилитой pg_basebackup. Для этого в журнал записываются все изменения данных, включая операции массовой обработки.</text:span><text:span text:style-name="T6"> Уровень также позволяет организовать репликацию — передавать поток журнальных записей на другой сервер (эти темы рассматриваются</text:span><text:span text:style-name="T6"><text:line-break/></text:span><text:span text:style-name="T6">в курсе DBA3), для чего в журнал включается информация о ряде блокировок.</text:span></text:p>
              <text:p text:style-name="P21"><text:span text:style-name="T6">Уровень </text:span><text:span text:style-name="T22">logical</text:span><text:span text:style-name="T6"> используется для логической репликации — он должен быть включен на сервере, публикующем изменения. Для правильной работы логического декодирования в журнал записывается дополнительная информация, позволяющая корректно расшифровать смысл операций по журнальным записям.</text:span></text:p>
              <text:p text:style-name="P21"><text:span text:style-name="T6">Чем выше уровень, тем больше информации попадает в журнал и, следовательно, тем больше его объем.</text:span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10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1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5" draw:text-style-name="P23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23"><text:s text:c="11"/></text:span><text:span text:style-name="T23">$ psql</text:span></text:p>
            <text:p text:style-name="P1"><text:span text:style-name="T23"><text:s text:c="11"/></text:span><text:span text:style-name="T23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21" presentation:presentation-page-layout-name="AL1T1">
        <office:forms form:automatic-focus="false" form:apply-design-mode="false"/>
        <draw:frame presentation:style-name="pr6" draw:text-style-name="P8" draw:layer="layout" svg:width="19.81cm" svg:height="1.737cm" svg:x="1.2cm" svg:y="0.737cm" presentation:class="title" presentation:user-transformed="true">
          <draw:text-box>
            <text:p><text:span text:style-name="T10">Надежность записи</text:span></text:p>
          </draw:text-box>
        </draw:frame>
        <draw:frame presentation:style-name="pr7" draw:text-style-name="P12" draw:layer="layout" svg:width="25.199cm" svg:height="12.179cm" svg:x="1.2cm" svg:y="4.8cm" presentation:class="outline" presentation:user-transformed="true">
          <draw:text-box>
            <text:list text:style-name="L4">
              <text:list-item>
                <text:p><text:span text:style-name="T12">Кеширование</text:span></text:p>
              </text:list-item>
              <text:list-item>
                <text:p><text:span text:style-name="T12">Повреждение данных</text:span></text:p>
              </text:list-item>
              <text:list-item>
                <text:p><text:span text:style-name="T12">Неатомарность записи страниц</text:span></text:p>
              </text:list-item>
              <text:list-item>
                <text:p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4" draw:text-style-name="P10" draw:layer="layout" svg:width="25.6cm" svg:height="14.504cm" svg:x="1.2cm" svg:y="4.832cm" presentation:class="outline" presentation:user-transformed="true">
          <draw:text-box>
            <text:list text:style-name="L3">
              <text:list-item>
                <text:p text:style-name="P9"><text:span text:style-name="T11">Синхронизация с диском</text:span></text:p>
                <text:list>
                  <text:list-item>
                    <text:p text:style-name="P24"><text:span text:style-name="T14">данные должны дойти до энергонезависимого</text:span><text:span text:style-name="T14"><text:line-break/></text:span><text:span text:style-name="T14">хранилища через многочисленные кеши</text:span></text:p>
                  </text:list-item>
                  <text:list-item>
                    <text:p text:style-name="P24"><text:span text:style-name="T14">СУБД сообщает о синхронизации операционной системе</text:span><text:span text:style-name="T14"><text:line-break/></text:span><text:span text:style-name="T14">способом, указанным в </text:span><text:span text:style-name="T13">wal_sync_method</text:span></text:p>
                  </text:list-item>
                  <text:list-item>
                    <text:p text:style-name="P15"><text:span text:style-name="T14">надо учитывать аппаратное кеширование</text:span></text:p>
                  </text:list-item>
                </text:list>
              </text:list-item>
              <text:list-item>
                <text:p text:style-name="P9"><text:span text:style-name="T11">Настройки</text:span></text:p>
                <text:list>
                  <text:list-item>
                    <text:p text:style-name="P16"><text:span text:style-name="T13">fsync</text:span><text:span text:style-name="T14"> = on</text:span></text:p>
                  </text:list-item>
                  <text:list-item>
                    <text:p text:style-name="P16"><text:span text:style-name="T13">wal_sync_method</text:span><text:span text:style-name="T13"><text:line-break/></text:span><text:span text:style-name="T24">(утилита pg_test_fsync)</text:span></text:p>
                  </text:list-item>
                </text:list>
              </text:list-item>
            </text:list>
          </draw:text-box>
        </draw:frame>
        <draw:custom-shape draw:style-name="gr6" draw:text-style-name="P26" draw:layer="layout" svg:width="7.11cm" svg:height="3cm" svg:x="22.215cm" svg:y="7.656cm">
          <text:p text:style-name="P25"><text:span text:style-name="T25">кеш ядра О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6" draw:layer="layout" svg:width="7.11cm" svg:height="3cm" svg:x="22.225cm" svg:y="4.656cm">
          <text:p text:style-name="P25"><text:span text:style-name="T25">буферы W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6" draw:layer="layout" svg:width="7.11cm" svg:height="2cm" svg:x="22.225cm" svg:y="12.15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7" draw:layer="layout" svg:width="7.1cm" svg:height="1.68cm" svg:x="22.2cm" svg:y="17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8" draw:layer="layout" svg:width="1.612cm" svg:height="0.381cm" svg:x="24.936cm" svg:y="17.69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9" draw:layer="layout" svg:width="0.463cm" svg:height="10.451cm" svg:x="25.549cm" svg:y="6.945cm">
          <text:p/>
          <draw:enhanced-geometry svg:viewBox="0 0 21600 21600" draw:text-areas="?f0 0 ?f2 ?f5" draw:type="down-arrow" draw:modifiers="20643.168771527 6191.3793103448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Кеширование</text:span></text:p>
          </draw:text-box>
        </draw:frame>
        <draw:line draw:style-name="gr12" draw:text-style-name="P30" draw:layer="layout" svg:x1="22.225cm" svg:y1="7.656cm" svg:x2="29.325cm" svg:y2="7.656cm">
          <text:p/>
        </draw:line>
        <draw:custom-shape draw:style-name="gr13" draw:text-style-name="P26" draw:layer="layout" svg:width="7.1cm" svg:height="0.99cm" svg:x="22.225cm" svg:y="15.556cm">
          <text:p text:style-name="P25"><text:span text:style-name="T25">кеш диска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1.047cm" svg:height="1.428cm" svg:x="25.257cm" svg:y="5.78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4.98cm" svg:height="1cm" svg:x="23.296cm" svg:y="12.656cm">
          <text:p text:style-name="P25"><text:span text:style-name="T25">кеш контроллера</text:span></text:p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7.11cm" svg:height="1.009cm" svg:x="22.215cm" svg:y="9.644cm">
          <text:p text:style-name="P25"><text:span text:style-name="T25">кеш ядра О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1" draw:layer="layout" svg:width="7.1cm" svg:height="5.99cm" svg:x="22.225cm" svg:y="4.65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5.384cm" svg:height="2.458cm" svg:x="15.44cm" svg:y="12.659cm">
          <text:p text:style-name="P18"><text:span text:style-name="T17">отложенная</text:span><text:span text:style-name="T17"><text:line-break/></text:span><text:span text:style-name="T17">запись — с батареей</text:span></text:p>
          <text:p text:style-name="P18"><text:span text:style-name="T17">резервного питания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215.5988857939 4550.142334282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19" draw:layer="layout" svg:width="2.809cm" svg:height="1.613cm" svg:x="18.016cm" svg:y="16.193cm">
          <text:p text:style-name="P18"><text:span text:style-name="T17">сквозная</text:span><text:span text:style-name="T17"><text:line-break/></text:span><text:span text:style-name="T17">запись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361.5658362989 -160.5947955390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27" draw:layer="layout" svg:width="1.047cm" svg:height="1.428cm" svg:x="26.557cm" svg:y="5.78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1.047cm" svg:height="1.428cm" svg:x="23.957cm" svg:y="5.78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1.047cm" svg:height="1.428cm" svg:x="22.657cm" svg:y="5.78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1.047cm" svg:height="1.428cm" svg:x="27.857cm" svg:y="5.78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3" draw:text-style-name="P22" draw:layer="layout" svg:width="16.799cm" svg:height="14.321cm" svg:x="2.1cm" svg:y="14.107cm" presentation:class="notes" presentation:user-transformed="true">
            <draw:text-box>
              <text:p text:style-name="P21"><text:span text:style-name="T6">Есть несколько моментов, которые влияют на надежность. Во-первых, всевозможные кеши, находящиеся на пути к энергонезависимому хранилищу (такому как пластина жесткого диска).</text:span></text:p>
              <text:p text:style-name="P21"><text:span text:style-name="T6">Когда PostgreSQL требуется надежно записать данные, он пользуется способом, указанным в параметре </text:span><text:span text:style-name="T18">wal_sync_method</text:span><text:span text:style-name="T6">. Вариантов несколько, но основных — два: либо после записи операционной системе дается команда синхронизации (fsync, fdatasync), либо файл открывается или записывается со специальным флагом, который говорит о необходимости синхронизации, а по возможности — прямой записи, минуя кеш ОС. Утилита pg_test_fsync позволяет выбрать способ, наиболее подходящий для конкретной ОС и конкретной файловой системы. Но в любом случае это дорогостоящая операция.</text:span></text:p>
              <text:p text:style-name="P21"><text:span text:style-name="T6">Кроме этого, администратор должен убедиться в том, что данные действительно доходят до диска, а не задерживаются в кеше контроллера или самого диска. Если кеш контроллера откладывает запись, то контроллер в обязательном порядке должен иметь батарею резервного питания. Для дисков лучше устанавливать сквозную запись.</text:span></text:p>
              <text:p text:style-name="P21"><text:span text:style-name="T6">Вообще говоря, синхронизацию можно отменить (параметр </text:span><text:span text:style-name="T18">fsync</text:span><text:span text:style-name="T6">), но</text:span><text:span text:style-name="T6"><text:line-break/></text:span><text:span text:style-name="T6">в этом случае про надежность хранения следует забыть. Единственный разумный вариант отключения этого параметра — временное увеличение производительности в случае, если данные можно легко восстановить (например, при начальной миграции).</text:span></text:p>
              <text:p text:style-name="P21"><text:span text:style-name="T26"><text:a xlink:href="https://postgrespro.ru/docs/postgresql/16/wal-reliability" xlink:type="simple">https://postgrespro.ru/docs/postgresql/16/wal-reliability</text:a></text:span></text:p>
              <text:p text:style-name="P21"><text:span text:style-name="T6"/></text:p>
            </draw:text-box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Повреждение данных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Контрольные суммы журнальных записей</text:span></text:p>
                <text:list>
                  <text:list-item>
                    <text:p text:style-name="P15"><text:span text:style-name="T14">включены всегда, CRC-32</text:span></text:p>
                  </text:list-item>
                </text:list>
              </text:list-item>
              <text:list-item>
                <text:p text:style-name="P9"><text:span text:style-name="T11">Контрольные суммы страниц</text:span></text:p>
                <text:list>
                  <text:list-item>
                    <text:p text:style-name="P24"><text:span text:style-name="T14">нужно включить при инициализации кластера</text:span></text:p>
                  </text:list-item>
                  <text:list-item>
                    <text:p text:style-name="P15"><text:span text:style-name="T27">initdb -k</text:span></text:p>
                  </text:list-item>
                </text:list>
              </text:list-item>
              <text:list-item>
                <text:p text:style-name="P9"><text:span text:style-name="T11">Настройки</text:span></text:p>
                <text:list>
                  <text:list-item>
                    <text:p text:style-name="P32"><text:span text:style-name="T13">data_checksums</text:span></text:p>
                  </text:list-item>
                  <text:list-item>
                    <text:p text:style-name="P32"><text:span text:style-name="T13">ignore_checksum_failure </text:span><text:span text:style-name="T24">= off</text:span></text:p>
                    <text:p text:style-name="P32"><text:span text:style-name="T14"/></text:p>
                  </text:list-item>
                </text:list>
              </text:list-item>
            </text:list>
          </draw:text-box>
        </draw:frame>
        <draw:custom-shape draw:style-name="gr20" draw:text-style-name="P19" draw:layer="layout" svg:width="4.937cm" svg:height="2.48cm" svg:x="19.324cm" svg:y="9.432cm">
          <text:p text:style-name="P18"><text:span text:style-name="T17">накладные</text:span><text:span text:style-name="T17"><text:line-break/></text:span><text:span text:style-name="T17">расходы, увеличение</text:span></text:p>
          <text:p text:style-name="P18"><text:span text:style-name="T17">размера журнала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496.71931956258 3282.2249093107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33" draw:layer="layout" svg:width="3.077cm" svg:height="3.847cm" svg:x="23.723cm" svg:y="5.05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4" draw:layer="layout" svg:width="0.7cm" svg:height="0.7cm" svg:x="25.623cm" svg:y="6.14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5" draw:layer="layout" svg:width="3.077cm" svg:height="3.847cm" svg:x="23.723cm" svg:y="5.057cm">
          <text:p/>
          <draw:enhanced-geometry svg:viewBox="0 0 21600 21600" draw:type="rectangle" draw:enhanced-path="M 0 0 L 21600 0 21600 21600 0 21600 0 0 Z N"/>
        </draw:custom-shape>
        <draw:path draw:style-name="gr4" draw:text-style-name="P36" draw:layer="layout" svg:width="0.999cm" svg:height="0.519cm" svg:x="1.2cm" svg:y="13.282cm" svg:viewBox="0 0 1000 520" svg:d="M1000 260c-29 51-66 94-110 130-104 87-234 130-389 130s-285-43-390-130c-44-36-81-79-111-130 30-50 67-94 111-130 105-87 235-130 390-130s285 43 389 130c44 36 81 80 110 130zM905 260c-19-31-42-59-69-84-65-59-146-96-241-111 41 17 75 43 100 77 26 36 38 75 38 118s-12 82-37 117-58 61-99 78c141-23 243-87 308-195zM685 260c0-46-18-86-54-119-36-34-80-50-131-50-27 0-52 5-76 15l-19-41c-142 23-245 88-310 195 19 32 42 60 69 84 65 59 144 96 239 111-41-17-74-43-99-78s-37-74-37-117c0-26 5-51 15-75l46 14c-8 20-13 40-13 61 0 47 18 87 55 120 36 33 79 50 130 50s95-17 131-50 54-73 54-120zM640 260c0 36-14 66-41 91s-60 38-99 38-72-13-99-38-41-55-41-91c0-15 3-30 9-45l143 61-67-133c17-7 36-11 55-11 39 0 72 12 99 38 27 25 41 55 41 90z">
          <text:p/>
        </draw:path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4" draw:text-style-name="P22" draw:layer="layout" svg:width="16.799cm" svg:height="14.876cm" svg:x="2.1cm" svg:y="14.107cm" presentation:class="notes" presentation:user-transformed="true">
            <draw:text-box>
              <text:p text:style-name="P21"><text:span text:style-name="T6">Во-вторых, данные могут быть повреждены на носителе, при передаче данных по интерфейсным кабелям и т. п. Часть таких ошибок обрабатывается на аппаратном уровне, но часть — нет.</text:span></text:p>
              <text:p text:style-name="P21"><text:span text:style-name="T6">Чтобы вовремя обнаружить возникшую проблему, журнальные записи всегда снабжаются контрольными суммами.</text:span></text:p>
              <text:p text:style-name="P21"><text:span text:style-name="T6">Страницы данных также можно защитить контрольными суммами. Это лучше сделать сразу при инициализации кластера, но можно включить утилитой pg_checksums и потом, остановив сервер. В производственной среде контрольные суммы должны быть включены обязательно, несмотря на накладные расходы на их вычисление и контроль. Иначе можно получить ситуацию, когда возникший сбой не будет вовремя обнаружен.</text:span></text:p>
              <text:p text:style-name="P21"><text:span text:style-name="T6">Проверить, включены ли контрольные суммы, можно с помощью параметра </text:span><text:span text:style-name="T18">data_checksums</text:span><text:span text:style-name="T6"> (только для чтения). Параметр </text:span><text:span text:style-name="T18">ignore_checksum_failure</text:span><text:span text:style-name="T6"> позволяет не прерывать транзакцию, прочитавшую сбойную страницу, но обычно его не следует включать.</text:span></text:p>
              <text:p text:style-name="P21"><text:span text:style-name="T6"/></text:p>
            </draw:text-box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Неатомарность записи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Образ страницы</text:span></text:p>
                <text:list>
                  <text:list-item>
                    <text:p text:style-name="P24"><text:span text:style-name="T14">при сбое страница может быть записана не полностью</text:span></text:p>
                  </text:list-item>
                  <text:list-item>
                    <text:p text:style-name="P24"><text:span text:style-name="T14">в журнал записывается образ страницы</text:span><text:span text:style-name="T14"><text:line-break/></text:span><text:span text:style-name="T14">при первом ее изменении после контрольной точки</text:span></text:p>
                  </text:list-item>
                  <text:list-item>
                    <text:p text:style-name="P15"><text:span text:style-name="T14">при восстановлении журнальные записи</text:span><text:span text:style-name="T14"><text:line-break/></text:span><text:span text:style-name="T14">применяются к записанному образу</text:span></text:p>
                  </text:list-item>
                </text:list>
              </text:list-item>
              <text:list-item>
                <text:p text:style-name="P9"><text:span text:style-name="T11">Настройки</text:span></text:p>
                <text:list>
                  <text:list-item>
                    <text:p text:style-name="P32"><text:span text:style-name="T13">full_page_writes</text:span><text:span text:style-name="T14"><text:tab/></text:span><text:span text:style-name="T14">= on</text:span></text:p>
                  </text:list-item>
                  <text:list-item>
                    <text:p text:style-name="P32"><text:span text:style-name="T13">wal_compression</text:span><text:span text:style-name="T14"><text:tab/></text:span><text:span text:style-name="T14">= off</text:span></text:p>
                  </text:list-item>
                </text:list>
              </text:list-item>
            </text:list>
          </draw:text-box>
        </draw:frame>
        <draw:custom-shape draw:style-name="gr24" draw:text-style-name="P19" draw:layer="layout" svg:width="4.231cm" svg:height="1.696cm" svg:x="11.501cm" svg:y="11.903cm">
          <text:p text:style-name="P18"><text:span text:style-name="T17">увеличивает</text:span></text:p>
          <text:p text:style-name="P18"><text:span text:style-name="T17">размер журнала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7155.76559546314 22490.98408956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34" draw:layer="layout" svg:width="3.077cm" svg:height="1.928cm" svg:x="23.723cm" svg:y="5.05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7" draw:layer="layout" svg:width="3.077cm" svg:height="1.928cm" svg:x="23.723cm" svg:y="6.97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1" draw:layer="layout" svg:width="3.077cm" svg:height="3.847cm" svg:x="23.723cm" svg:y="5.0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5" draw:text-style-name="P22" draw:layer="layout" svg:width="16.799cm" svg:height="15.631cm" svg:x="2.1cm" svg:y="14.107cm" presentation:class="notes" presentation:user-transformed="true">
            <draw:text-box>
              <text:p text:style-name="P21"><text:span text:style-name="T6">В-третьих, есть проблема атомарности записи.</text:span></text:p>
              <text:p text:style-name="P21"><text:span text:style-name="T6">Страница данных занимает 8 КБ (или больше: 16 КБ, 32 КБ), а на низком уровне запись происходит блоками, которые обычно имеют меньший размер (512 байт, 4 КБ, хотя бывают и другие размеры). Поэтому при сбое питания страница данных может записаться частично. Понятно, что при восстановлении бессмысленно применять к такой странице обычные журнальные записи.</text:span></text:p>
              <text:p text:style-name="P21"><text:span text:style-name="T6">Для защиты PostgreSQL позволяет записывать в журнал образ всей страницы при первом ее изменении после контрольной точки — этим управляет параметр </text:span><text:span text:style-name="T18">full_page_writes</text:span><text:span text:style-name="T6">. Отключать его имеет смысл, только если используемая файловая система и аппаратура сами по себе гарантируют атомарность записи.</text:span></text:p>
              <text:p text:style-name="P21"><text:span text:style-name="T6">Если при восстановлении мы встречаем в журнале образ страницы,</text:span><text:span text:style-name="T6"><text:line-break/></text:span><text:span text:style-name="T6">то безусловно записываем его на диск (к нему больше доверия, так как он, как и всякая журнальная запись, защищен контрольной суммой).</text:span><text:span text:style-name="T6"><text:line-break/></text:span><text:span text:style-name="T6">И далее к нему уже применяем обычные журнальные записи.</text:span></text:p>
              <text:p text:style-name="P21"><text:span text:style-name="T6">Хотя PostgreSQL исключает из полного образа страницы незанятое место, все же объем журнальных записей увеличивается. Если в кластере включены контрольные суммы страниц, увеличение будет более значительным – в этом случае дополнительно учитываются изменения битов-подсказок, которые обычно не попадают в WAL.</text:span></text:p>
              <text:p text:style-name="P21"><text:span text:style-name="T6">Размер журнала можно уменьшить за счет сжатия полных образов, установив параметр </text:span><text:span text:style-name="T18">wal_compression</text:span><text:span text:style-name="T6">. В качестве значения параметра можно явно указать метод сжатия (поддерживаются методы pglz, lz4, zstd). Значение </text:span><text:span text:style-name="T28">on</text:span><text:span text:style-name="T6"> соответствует выбору </text:span><text:span text:style-name="T28">pglz</text:span><text:span text:style-name="T6">.</text:span></text:p>
            </draw:text-box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frame presentation:style-name="pr10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1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5" draw:text-style-name="P23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23"><text:s text:c="11"/></text:span><text:span text:style-name="T23">$ psql</text:span></text:p>
            <text:p text:style-name="P1"><text:span text:style-name="T23"><text:s text:c="11"/></text:span><text:span text:style-name="T23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late21" presentation:presentation-page-layout-name="AL1T1">
        <office:forms form:automatic-focus="false" form:apply-design-mode="false"/>
        <draw:frame presentation:style-name="pr6" draw:text-style-name="P8" draw:layer="layout" svg:width="19.81cm" svg:height="1.737cm" svg:x="1.2cm" svg:y="0.737cm" presentation:class="title" presentation:user-transformed="true">
          <draw:text-box>
            <text:p><text:span text:style-name="T10">Производительность</text:span></text:p>
          </draw:text-box>
        </draw:frame>
        <draw:frame presentation:style-name="pr7" draw:text-style-name="P12" draw:layer="layout" svg:width="25.199cm" svg:height="12.179cm" svg:x="1.2cm" svg:y="4.8cm" presentation:class="outline" presentation:user-transformed="true">
          <draw:text-box>
            <text:list text:style-name="L4">
              <text:list-item>
                <text:p><text:span text:style-name="T12">Характер нагрузки</text:span></text:p>
              </text:list-item>
              <text:list-item>
                <text:p><text:span text:style-name="T12">Синхронная запись</text:span></text:p>
              </text:list-item>
              <text:list-item>
                <text:p><text:span text:style-name="T12">Асинхронная запись</text:span></text:p>
              </text:list-item>
              <text:list-item>
                <text:p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Характер нагрузки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Постоянный поток записи</text:span></text:p>
                <text:list>
                  <text:list-item>
                    <text:p text:style-name="P16"><text:span text:style-name="T14">последовательная запись, отсутствие случайного доступа</text:span></text:p>
                  </text:list-item>
                  <text:list-item>
                    <text:p text:style-name="P16"><text:span text:style-name="T14">характер нагрузки отличается от остальной системы</text:span></text:p>
                  </text:list-item>
                  <text:list-item>
                    <text:p text:style-name="P15"><text:span text:style-name="T14">при высокой нагрузке — размещение на отдельных физических дисках</text:span><text:span text:style-name="T14"><text:line-break/></text:span><text:span text:style-name="T14">(символьная ссылка из PGDATA/pg_wal)</text:span></text:p>
                  </text:list-item>
                </text:list>
              </text:list-item>
              <text:list-item>
                <text:p text:style-name="P9"><text:span text:style-name="T11">Редкое чтение</text:span></text:p>
                <text:list>
                  <text:list-header>
                    <text:p text:style-name="P16"><text:span text:style-name="T14">при восстановлении</text:span></text:p>
                  </text:list-header>
                  <text:list-item>
                    <text:p text:style-name="P16"><text:span text:style-name="T14">при работе процессов walsender, если реплика не успевает быстро получать запис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6" draw:text-style-name="P22" draw:layer="layout" svg:width="16.799cm" svg:height="13.72cm" svg:x="2.1cm" svg:y="14.107cm" presentation:class="notes" presentation:user-transformed="true">
            <draw:text-box>
              <text:p text:style-name="P21"><text:span text:style-name="T6">При обычной работе происходит постоянная и последовательная запись журнальных файлов. Поскольку отсутствует случайный доступ,</text:span><text:span text:style-name="T6"><text:line-break/></text:span><text:span text:style-name="T6">с такой нагрузкой отлично справляются и обычные диски HDD.</text:span></text:p>
              <text:p text:style-name="P21"><text:span text:style-name="T6">Но такой характер нагрузки существенно отличается от того, как происходит доступ к файлам данных. Поэтому обычно выгодно размещать журнал на отдельном физическом диске (дисках), примонтированных к ФС сервера; вместо каталога PGDATA/pg_wal нужно создать символьную ссылку на соответствующий каталог.</text:span></text:p>
              <text:p text:style-name="P21"><text:span text:style-name="T6">Однако есть ситуация, при которой журнальные файлы необходимо читать (кроме понятного случая восстановления после сбоя). Она возникает, если используется потоковая репликация и реплика не успевает получать журнальные записи, пока они еще находятся</text:span><text:span text:style-name="T6"><text:line-break/></text:span><text:span text:style-name="T6">в буферах оперативной памяти основного сервера. Тогда процессу walsender приходится читать нужные данные с диска. Взаимодействие с репликой подробно рассматривается в курсе DBA3 в модуле «Репликация».</text:span></text:p>
              <text:p text:style-name="P21"><text:span text:style-name="T6">Для мониторинга и оценки производительности работы WAL в PostgreSQL начиная с версии 14 было добавлено представление pg_stat_wal.</text:span></text:p>
            </draw:text-box>
          </draw:frame>
        </presentation:notes>
      </draw:page>
      <draw:page draw:name="page13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Синхронная запись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Алгоритм</text:span></text:p>
                <text:list>
                  <text:list-item>
                    <text:p text:style-name="P16"><text:span text:style-name="T14">при фиксации изменений сбрасываются все накопившиеся записи,</text:span><text:span text:style-name="T14"><text:line-break/></text:span><text:span text:style-name="T14">включая запись о фиксации</text:span></text:p>
                  </text:list-item>
                  <text:list-item>
                    <text:p text:style-name="P15"><text:span text:style-name="T14">ожидание </text:span><text:span text:style-name="T13">commit_delay,</text:span><text:span text:style-name="T14"> если активно не менее </text:span><text:span text:style-name="T13">commit_siblings</text:span><text:span text:style-name="T14"> транзакций</text:span></text:p>
                  </text:list-item>
                </text:list>
              </text:list-item>
              <text:list-item>
                <text:p text:style-name="P9"><text:span text:style-name="T11">Свойства</text:span></text:p>
                <text:list>
                  <text:list-item>
                    <text:p text:style-name="P16"><text:span text:style-name="T14">гарантируется долговечность</text:span></text:p>
                  </text:list-item>
                  <text:list-item>
                    <text:p text:style-name="P15"><text:span text:style-name="T14">увеличивается время отклика</text:span></text:p>
                  </text:list-item>
                </text:list>
              </text:list-item>
              <text:list-item>
                <text:p text:style-name="P9"><text:span text:style-name="T11">Настройки</text:span></text:p>
                <text:list>
                  <text:list-item>
                    <text:p text:style-name="P38"><text:span text:style-name="T13">synchronous_commit</text:span><text:span text:style-name="T14"><text:tab/></text:span><text:span text:style-name="T14">= on</text:span></text:p>
                  </text:list-item>
                  <text:list-item>
                    <text:p text:style-name="P38"><text:span text:style-name="T13">commit_delay</text:span><text:span text:style-name="T14"><text:tab/></text:span><text:span text:style-name="T14">= 0</text:span></text:p>
                  </text:list-item>
                  <text:list-item>
                    <text:p text:style-name="P39"><text:span text:style-name="T13">commit_siblings</text:span><text:span text:style-name="T14"><text:tab/></text:span><text:span text:style-name="T14">= 5</text:span></text:p>
                  </text:list-item>
                </text:list>
              </text:list-item>
            </text:list>
          </draw:text-box>
        </draw:frame>
        <draw:custom-shape draw:style-name="gr28" draw:text-style-name="P19" draw:layer="layout" svg:width="5.21cm" svg:height="2.375cm" svg:x="12.71cm" svg:y="15.256cm">
          <text:p text:style-name="P18"><text:span text:style-name="T17">включать</text:span></text:p>
          <text:p text:style-name="P18"><text:span text:style-name="T17">при большом потоке</text:span></text:p>
          <text:p text:style-name="P18"><text:span text:style-name="T17">коротких транзакций</text:span></text:p>
          <text:p text:style-name="P18"><text:span text:style-name="T29"><text:s/>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507.77202072539 17963.636363636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7" draw:text-style-name="P22" draw:layer="layout" svg:width="16.799cm" svg:height="13.611cm" svg:x="2.1cm" svg:y="14.107cm" presentation:class="notes" presentation:user-transformed="true">
            <draw:text-box>
              <text:p text:style-name="P21"><text:span text:style-name="T6">Запись журнала происходит в одном из двух режимов: синхронном (когда при фиксации транзакции продолжение работы невозможно до тех пор, пока все журнальные записи о транзакции не окажутся на диске) и асинхронном (когда журнал записывается частями в фоне).</text:span></text:p>
              <text:p text:style-name="P21"><text:span text:style-name="T6">Синхронный режим включается параметром </text:span><text:span text:style-name="T18">synchronous_commit.</text:span></text:p>
              <text:p text:style-name="P21"><text:span text:style-name="T30">Поскольку синхронизация работает долго, выгодно выполнять ее как можно реже. Для этого процесс, записывающий журнал, делает паузу, определяемую параметром </text:span><text:span text:style-name="T18">commit_delay,</text:span><text:span text:style-name="T30"> но только в том случае, если имеется не менее </text:span><text:span text:style-name="T18">commit_siblings</text:span><text:span text:style-name="T30"> активных транзакций — в расчете на то, что за время ожидания часть транзакций успеет завершиться и можно будет синхронизировать их записи за один раз.</text:span></text:p>
              <text:p text:style-name="P21"><text:span text:style-name="T6">Затем процесс выполняет сброс журнала на диск до необходимого LSN (или несколько больше, если за время ожидания добавились новые записи).</text:span></text:p>
              <text:p text:style-name="P21"><text:span text:style-name="T6">При синхронной записи гарантируется долговечность — если транзакция зафиксирована, то все ее журнальные записи уже есть</text:span><text:span text:style-name="T6"><text:line-break/></text:span><text:span text:style-name="T6">на диске и не будут потеряны. Обратная сторона состоит в том, что синхронная запись увеличивает время отклика (команда COMMIT не возвращает управление до окончания синхронизации) и снижает производительность системы.</text:span></text:p>
            </draw:text-box>
          </draw:frame>
        </presentation:notes>
      </draw:page>
      <draw:page draw:name="page14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Асинхронная запись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Алгоритм</text:span></text:p>
                <text:list>
                  <text:list-item>
                    <text:p text:style-name="P16"><text:span text:style-name="T14">циклы записи через </text:span><text:span text:style-name="T13">wal_writer_delay</text:span></text:p>
                  </text:list-item>
                  <text:list-item>
                    <text:p text:style-name="P15"><text:span text:style-name="T14">записываются только целиком заполненные страницы;</text:span><text:span text:style-name="T14"><text:line-break/></text:span><text:span text:style-name="T14">но если новых полных страниц нет, то записывается последняя до конца</text:span></text:p>
                  </text:list-item>
                </text:list>
              </text:list-item>
              <text:list-item>
                <text:p><text:span text:style-name="T11">Свойства</text:span></text:p>
                <text:list>
                  <text:list-item>
                    <text:p text:style-name="P16"><text:span text:style-name="T14">гарантируется согласованность, но не долговечность</text:span></text:p>
                  </text:list-item>
                  <text:list-item>
                    <text:p text:style-name="P15"><text:span text:style-name="T14">зафиксированные изменения могут пропасть (</text:span><text:span text:style-name="T24">3 </text:span><text:span text:style-name="T31">× </text:span><text:span text:style-name="T32">wal_writer_delay</text:span><text:span text:style-name="T31">)</text:span></text:p>
                  </text:list-item>
                </text:list>
              </text:list-item>
              <text:list-item>
                <text:p text:style-name="P9"><text:span text:style-name="T11">Настройки</text:span></text:p>
                <text:list>
                  <text:list-item>
                    <text:p text:style-name="P16"><text:span text:style-name="T13">synchronous_commit</text:span></text:p>
                  </text:list-item>
                  <text:list-item>
                    <text:p text:style-name="P16"><text:span text:style-name="T13">wal_writer_delay</text:span><text:span text:style-name="T14"> = 200ms</text:span></text:p>
                  </text:list-item>
                  <text:list-item>
                    <text:p text:style-name="P16"><text:span text:style-name="T13">wal_writer_flush_after</text:span><text:span text:style-name="T14"> = 1MB</text:span></text:p>
                  </text:list-item>
                </text:list>
              </text:list-item>
            </text:list>
          </draw:text-box>
        </draw:frame>
        <draw:custom-shape draw:style-name="gr29" draw:text-style-name="P19" draw:layer="layout" svg:width="5.001cm" svg:height="2.089cm" svg:x="11.326cm" svg:y="13.842cm">
          <text:p text:style-name="P18"><text:span text:style-name="T17">можно</text:span></text:p>
          <text:p text:style-name="P18"><text:span text:style-name="T17">изменять на уровне</text:span></text:p>
          <text:p text:style-name="P18"><text:span text:style-name="T17">транзакции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775.36985205918 17466.0287081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8" draw:text-style-name="P22" draw:layer="layout" svg:width="16.799cm" svg:height="15.076cm" svg:x="2.1cm" svg:y="14.107cm" presentation:class="notes" presentation:user-transformed="true">
            <draw:text-box>
              <text:p text:style-name="P21"><text:span text:style-name="T6">При асинхронной записи работает процесс wal writer, сбрасывая накопившиеся журнальные записи либо через </text:span><text:span text:style-name="T18">wal_writer_delay</text:span><text:span text:style-name="T6"> единиц времени, либо по достижению объема </text:span><text:span text:style-name="T18">wal_writer_flush_after</text:span><text:span text:style-name="T6">:</text:span></text:p>
              <text:p text:style-name="P21"><text:span text:style-name="T6">- Если с прошлого раза в буферах была целиком заполнена одна или несколько страниц, сбрасываются только такие, полностью заполненные, страницы (или часть таких страниц; вспомним, что журнальный кеш представляет собой кольцевой буфер — записывается только непрерывная последовательность страниц). При большом потоке изменений это позволяет не синхронизировать одну и ту же страницу несколько раз.</text:span></text:p>
              <text:p text:style-name="P21"><text:span text:style-name="T6">- Если же заполненные страницы не появились, записывается текущая (не до конца заполненная) страница журнала.</text:span></text:p>
              <text:p text:style-name="P21"><text:span text:style-name="T6">Асинхронная запись эффективнее синхронной — фиксация изменений не ждет записи. Однако надежность уменьшается: зафиксированные данные могут пропасть в случае сбоя, если между фиксацией и сбоем прошло менее 3 </text:span><text:span text:style-name="T33">×</text:span><text:span text:style-name="T34"> </text:span><text:span text:style-name="T18">wal_writer_delay</text:span><text:span text:style-name="T6"> единиц времени.</text:span></text:p>
              <text:p text:style-name="P21"><text:span text:style-name="T6">Параметр </text:span><text:span text:style-name="T18">synchronous_commit</text:span><text:span text:style-name="T6"> можно устанавливать в рамках транзакций. Это позволяет увеличивать производительность, жертвуя надежностью только части транзакций.</text:span></text:p>
              <text:p text:style-name="P21"><text:span text:style-name="T26"><text:a xlink:href="https://postgrespro.ru/docs/postgresql/16/wal-async-commit" xlink:type="simple">https://postgrespro.ru/docs/postgresql/16/wal-async-commit</text:a></text:span></text:p>
              <text:p text:style-name="P21"><text:span text:style-name="T35">В реальности оба режима работают совместно. Журнальные записи долгой транзакции будут записываться асинхронно (чтобы освободить буферы WAL). А если при сбросе грязного буфера окажется, что соответствующая журнальная запись еще не на диске, она тут же будет сброшена в синхронном режиме.</text:span></text:p>
            </draw:text-box>
          </draw:frame>
        </presentation:notes>
      </draw:page>
      <draw:page draw:name="page15" draw:style-name="dp1" draw:master-page-name="master" presentation:presentation-page-layout-name="AL1T1">
        <office:forms form:automatic-focus="false" form:apply-design-mode="false"/>
        <draw:frame presentation:style-name="pr10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1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5" draw:text-style-name="P23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3"/></text:p>
            <text:p text:style-name="P1"><text:span text:style-name="T23"/></text:p>
            <text:p text:style-name="P1"><text:span text:style-name="T23"/></text:p>
            <text:p text:style-name="P1"><text:span text:style-name="T23"><text:s text:c="11"/></text:span><text:span text:style-name="T23">$ psql</text:span></text:p>
            <text:p text:style-name="P1"><text:span text:style-name="T23"><text:s text:c="11"/></text:span><text:span text:style-name="T23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" presentation:presentation-page-layout-name="AL1T1"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4" draw:text-style-name="P40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36">Журнал позволяет восстановить согласованность после сбоев, но может использоваться и для других задач</text:span></text:p>
              </text:list-item>
              <text:list-item>
                <text:p text:style-name="P9"><text:span text:style-name="T36">Надежность записи требует настройки не только СУБД,</text:span><text:span text:style-name="T36"><text:line-break/></text:span><text:span text:style-name="T36">но и на уровне ОС, ФС и аппаратуры</text:span></text:p>
              </text:list-item>
              <text:list-item>
                <text:p text:style-name="P9"><text:span text:style-name="T36">Настройка позволяет достичь баланса</text:span><text:span text:style-name="T36"><text:line-break/></text:span><text:span text:style-name="T36">между долговечностью и производительностью</text:span></text:p>
              </text:list-item>
              <text:list-item>
                <text:p text:style-name="P9"><text:span text:style-name="T3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" presentation:presentation-page-layout-name="AL1T1">
        <draw:frame presentation:style-name="pr10" draw:text-style-name="P8" draw:layer="layout" svg:width="19.8cm" svg:height="1.741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19" draw:text-style-name="P43" draw:layer="layout" svg:width="25.6cm" svg:height="14.4cm" svg:x="1.2cm" svg:y="4.8cm" presentation:class="outline" presentation:user-transformed="true">
          <draw:text-box>
            <text:list text:style-name="L5">
              <text:list-item>
                <text:p text:style-name="P24"><text:span text:style-name="T37">Изучите, как влияет на размер журнальных записей значение параметра </text:span><text:span text:style-name="T38">full_page_writes</text:span><text:span text:style-name="T37">.</text:span></text:p>
              </text:list-item>
            </text:list>
            <text:p text:style-name="P42"><text:span text:style-name="T37">Для этого повторите простой тест pgbench, показанный</text:span><text:span text:style-name="T37"><text:line-break/></text:span><text:span text:style-name="T37">в демонстрации, с разными настройками журнала. Перед запуском каждого теста выполняйте контрольную точку.</text:span></text:p>
            <text:p text:style-name="P42"><text:span text:style-name="T37">Объясните полученный результат.</text:span></text:p>
            <text:list text:continue-numbering="true" text:style-name="L5">
              <text:list-item>
                <text:p text:style-name="P24"><text:span text:style-name="T37">Во сколько раз уменьшается размер журнальных записей</text:span><text:span text:style-name="T37"><text:line-break/></text:span><text:span text:style-name="T37">при включении параметра </text:span><text:span text:style-name="T38">wal_compression</text:span><text:span text:style-name="T37">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2" draw:text-style-name="P45" draw:layer="layout" svg:width="16.799cm" svg:height="13.364cm" svg:x="2.1cm" svg:y="14.107cm" presentation:class="notes" presentation:user-transformed="true">
            <draw:text-box>
              <text:p text:style-name="P44"><text:span text:style-name="T39">1. Обратите внимание на значение параметра </text:span><text:span text:style-name="T40">data_checksums</text:span><text:span text:style-name="T39">.</text:span></text:p>
              <text:p text:style-name="P44"><text:span text:style-name="T41">Для детального анализа может пригодиться утилита pg_waldump</text:span><text:span text:style-name="T41"><text:line-break/></text:span><text:span text:style-name="T41">с ключом --stats, показывающим статистическую информацию о составе журнальных записей или функция pg_get_wal_stats из расширения pg_walinspect</text:span><text:span text:style-name="T39">.</text:span></text:p>
              <text:p text:style-name="P44"><text:span text:style-name="T39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Droid Sans Fallback2" svg:font-family="'Droid Sans Fallback'" style:font-family-generic="roman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ans3" svg:font-family="FreeSans" style:font-family-generic="roman" style:font-pitch="variable"/>
    <style:font-face style:name="Liberation Mono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adornments="Regular" style:font-family-generic="swiss"/>
    <style:font-face style:name="Liberation Sans4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Liberation Serif5" svg:font-family="'Liberation Serif'" style:font-family-generic="modern" style:font-pitch="variable"/>
    <style:font-face style:name="Liberation Serif6" svg:font-family="'Liberation Serif'" style:font-family-generic="roman"/>
    <style:font-face style:name="Liberation Serif7" svg:font-family="'Liberation Serif'" style:font-adornments="Regular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e6e6ff" draw:end-color="#f0e6ff" draw:start-intensity="100%" draw:end-intensity="100%" draw:angle="30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" draw:display-name="Transparency 2" draw:style="linear" draw:start="100%" draw:end="50%" draw:angle="0deg" draw:border="25%"/>
    <draw:marker draw:name="Arrow" svg:viewBox="0 0 20 30" svg:d="M10 0l-10 30h20z"/>
    <draw:stroke-dash draw:name="Long_20_dashed" draw:display-name="Long dashed" draw:style="rect" draw:dots1="1" draw:dots1-length="400%" draw:distance="4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5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5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5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mplate21-background" style:family="presentation">
      <style:graphic-properties draw:stroke="none" draw:fill="none"/>
      <style:text-properties style:letter-kerning="true"/>
    </style:style>
    <style:style style:name="template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1-outline1" style:family="presentation">
      <style:graphic-properties draw:stroke="none" draw:fill="none" draw:auto-grow-height="false" draw:fit-to-size="false" style:shrink-to-fit="true">
        <text:list-style style:name="template2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1-outline2" style:family="presentation" style:parent-style-name="template21-outline1">
      <style:paragraph-properties fo:margin-top="0.1cm" fo:margin-bottom="0.2cm"/>
      <style:text-properties style:font-name="Liberation Serif1" fo:font-family="'Liberation Serif'" style:font-pitch="variable" fo:font-size="22pt" style:font-size-asian="22pt" style:font-size-complex="22pt"/>
    </style:style>
    <style:style style:name="template21-outline3" style:family="presentation" style:parent-style-name="template21-outline2">
      <style:paragraph-properties fo:margin-top="0.3cm" fo:margin-bottom="0cm"/>
      <style:text-properties style:font-name="Liberation Serif1" fo:font-family="'Liberation Serif'" style:font-pitch="variable" fo:font-size="28pt" style:font-size-asian="28pt" style:font-size-complex="28pt"/>
    </style:style>
    <style:style style:name="template21-outline4" style:family="presentation" style:parent-style-name="template21-outline3">
      <style:paragraph-properties fo:margin-top="0.2cm" fo:margin-bottom="0cm"/>
      <style:text-properties style:font-name="Liberation Serif1" fo:font-family="'Liberation Serif'" style:font-pitch="variable" fo:font-size="28pt" style:font-size-asian="28pt" style:font-size-complex="28pt"/>
    </style:style>
    <style:style style:name="template21-outline5" style:family="presentation" style:parent-style-name="template21-outline4">
      <style:paragraph-properties fo:margin-top="0.1cm" fo:margin-bottom="0cm"/>
      <style:text-properties style:font-name="Liberation Serif1" fo:font-family="'Liberation Serif'" style:font-pitch="variable" fo:font-size="28pt" style:font-size-asian="28pt" style:font-size-complex="28pt"/>
    </style:style>
    <style:style style:name="template21-outline6" style:family="presentation" style:parent-style-name="template21-outline5">
      <style:paragraph-properties fo:margin-top="0.1cm" fo:margin-bottom="0cm"/>
      <style:text-properties style:font-name="Liberation Serif1" fo:font-family="'Liberation Serif'" style:font-pitch="variable" fo:font-size="28pt" style:font-size-asian="28pt" style:font-size-complex="28pt"/>
    </style:style>
    <style:style style:name="template21-outline7" style:family="presentation" style:parent-style-name="template21-outline6">
      <style:paragraph-properties fo:margin-top="0.1cm" fo:margin-bottom="0cm"/>
      <style:text-properties style:font-name="Liberation Serif1" fo:font-family="'Liberation Serif'" style:font-pitch="variable" fo:font-size="28pt" style:font-size-asian="28pt" style:font-size-complex="28pt"/>
    </style:style>
    <style:style style:name="template21-outline8" style:family="presentation" style:parent-style-name="template21-outline7">
      <style:paragraph-properties fo:margin-top="0.1cm" fo:margin-bottom="0cm"/>
      <style:text-properties fo:font-size="20pt" style:font-size-asian="20pt" style:font-size-complex="20pt"/>
    </style:style>
    <style:style style:name="template21-outline9" style:family="presentation" style:parent-style-name="template21-outline8">
      <style:paragraph-properties fo:margin-top="0.1cm" fo:margin-bottom="0cm"/>
      <style:text-properties fo:font-size="20pt" style:font-size-asian="20pt" style:font-size-complex="20pt"/>
    </style:style>
    <style:style style:name="template21-subtitle" style:family="presentation">
      <style:graphic-properties draw:stroke="none" draw:fill="none" draw:textarea-vertical-align="middle">
        <text:list-style style:name="template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1-title" style:family="presentation">
      <style:graphic-properties draw:stroke="none" draw:fill="none" draw:textarea-vertical-align="top">
        <text:list-style style:name="template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_5f_-background" style:display-name="master1__-background" style:family="presentation">
      <style:graphic-properties draw:stroke="none" draw:fill-image-width="21.33cm" draw:fill-image-height="16cm" style:repeat="no-repeat" draw:fill-image-ref-point-y="10%" draw:fill-image-ref-point="bottom"/>
      <style:text-properties style:letter-kerning="true"/>
    </style:style>
    <style:style style:name="master1_5f__5f_-backgroundobjects" style:display-name="master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_5f_-notes" style:display-name="maste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_5f_-outline1" style:display-name="master1__-outline1" style:family="presentation">
      <style:graphic-properties draw:stroke="none" draw:fill="none" draw:auto-grow-height="false" draw:fit-to-size="false" style:shrink-to-fit="true">
        <text:list-style style:name="master1_5f__5f_-outline1" style:display-name="maste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outline2" style:display-name="master1__-outline2" style:family="presentation" style:parent-style-name="master1_5f__5f_-outline1">
      <style:paragraph-properties fo:margin-top="0cm" fo:margin-bottom="0.4cm"/>
      <style:text-properties fo:font-size="28pt" style:font-size-asian="28pt" style:font-size-complex="28pt"/>
    </style:style>
    <style:style style:name="master1_5f__5f_-outline3" style:display-name="master1__-outline3" style:family="presentation" style:parent-style-name="master1_5f__5f_-outline2">
      <style:paragraph-properties fo:margin-top="0cm" fo:margin-bottom="0.3cm"/>
      <style:text-properties fo:font-size="24pt" style:font-size-asian="24pt" style:font-size-complex="24pt"/>
    </style:style>
    <style:style style:name="master1_5f__5f_-outline4" style:display-name="master1__-outline4" style:family="presentation" style:parent-style-name="master1_5f__5f_-outline3">
      <style:paragraph-properties fo:margin-top="0cm" fo:margin-bottom="0.2cm"/>
      <style:text-properties fo:font-size="20pt" style:font-size-asian="20pt" style:font-size-complex="20pt"/>
    </style:style>
    <style:style style:name="master1_5f__5f_-outline5" style:display-name="master1__-outline5" style:family="presentation" style:parent-style-name="master1_5f__5f_-outline4">
      <style:paragraph-properties fo:margin-top="0cm" fo:margin-bottom="0.1cm"/>
      <style:text-properties fo:font-size="20pt" style:font-size-asian="20pt" style:font-size-complex="20pt"/>
    </style:style>
    <style:style style:name="master1_5f__5f_-outline6" style:display-name="master1__-outline6" style:family="presentation" style:parent-style-name="master1_5f__5f_-outline5">
      <style:paragraph-properties fo:margin-top="0cm" fo:margin-bottom="0.1cm"/>
      <style:text-properties fo:font-size="20pt" style:font-size-asian="20pt" style:font-size-complex="20pt"/>
    </style:style>
    <style:style style:name="master1_5f__5f_-outline7" style:display-name="master1__-outline7" style:family="presentation" style:parent-style-name="master1_5f__5f_-outline6">
      <style:paragraph-properties fo:margin-top="0cm" fo:margin-bottom="0.1cm"/>
      <style:text-properties fo:font-size="20pt" style:font-size-asian="20pt" style:font-size-complex="20pt"/>
    </style:style>
    <style:style style:name="master1_5f__5f_-outline8" style:display-name="master1__-outline8" style:family="presentation" style:parent-style-name="master1_5f__5f_-outline7">
      <style:paragraph-properties fo:margin-top="0cm" fo:margin-bottom="0.1cm"/>
      <style:text-properties fo:font-size="20pt" style:font-size-asian="20pt" style:font-size-complex="20pt"/>
    </style:style>
    <style:style style:name="master1_5f__5f_-outline9" style:display-name="master1__-outline9" style:family="presentation" style:parent-style-name="master1_5f__5f_-outline8">
      <style:paragraph-properties fo:margin-top="0cm" fo:margin-bottom="0.1cm"/>
      <style:text-properties fo:font-size="20pt" style:font-size-asian="20pt" style:font-size-complex="20pt"/>
    </style:style>
    <style:style style:name="master1_5f__5f_-subtitle" style:display-name="master1__-subtitle" style:family="presentation">
      <style:graphic-properties draw:stroke="none" draw:fill="none" draw:textarea-vertical-align="middle">
        <text:list-style style:name="master1_5f__5f_-subtitle" style:display-name="maste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title" style:display-name="master1__-title" style:family="presentation">
      <style:graphic-properties draw:stroke="none" draw:fill="none" draw:textarea-horizontal-align="left" draw:textarea-vertical-align="top">
        <text:list-style style:name="master1_5f__5f_-title" style:display-name="maste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21-backgroundobjects">
      <style:graphic-properties draw:stroke="none" draw:fill="gradient" draw:fill-color="#f0e6ff" draw:fill-gradient-name="Gradient_20_2" draw:textarea-vertical-align="middle" draw:auto-grow-height="false" fo:min-height="21cm" fo:min-width="28cm"/>
    </style:style>
    <style:style style:name="Mpr2" style:family="presentation" style:parent-style-name="template21-outline1">
      <style:graphic-properties fo:min-height="12.18cm"/>
      <style:paragraph-properties style:writing-mode="lr-tb"/>
    </style:style>
    <style:style style:name="Mpr3" style:family="presentation" style:parent-style-name="template21-backgroundobjects">
      <style:graphic-properties draw:stroke="none" draw:fill="solid" draw:fill-color="#000033" draw:textarea-vertical-align="middle" draw:auto-grow-height="false" fo:min-height="2.8cm" fo:min-width="28cm"/>
    </style:style>
    <style:style style:name="Mpr4" style:family="presentation" style:parent-style-name="template21-title">
      <style:graphic-properties draw:auto-grow-height="false" fo:min-height="3.507cm"/>
      <style:paragraph-properties style:writing-mode="lr-tb"/>
    </style:style>
    <style:style style:name="Mpr5" style:family="presentation" style:parent-style-name="template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emplate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8" style:family="presentation" style:parent-style-name="master-outline1">
      <style:graphic-properties fo:min-height="12.18cm"/>
      <style:paragraph-properties style:writing-mode="lr-tb"/>
    </style:style>
    <style:style style:name="Mpr9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aster1_5f_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12" style:family="presentation" style:parent-style-name="master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master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000033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33" loext:opacity="100%"/>
    </style:style>
    <style:style style:name="MT3" style:family="text">
      <style:text-properties fo:font-size="28pt" style:font-size-asian="28pt" style:font-size-complex="28pt"/>
    </style:style>
    <style:style style:name="MT4" style:family="text">
      <style:text-properties fo:font-size="24pt" style:font-size-asian="24pt" style:font-size-complex="24pt"/>
    </style:style>
    <style:style style:name="MT5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emplate21" style:page-layout-name="PM1" draw:style-name="Mdp1">
      <draw:custom-shape presentation:style-name="Mpr1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6" draw:layer="backgroundobjects" svg:width="25.199cm" svg:height="12.179cm" svg:x="1.2cm" svg:y="4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3" draw:text-style-name="MP7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pr4" draw:text-style-name="MP6" draw:layer="backgroundobjects" svg:width="19.81cm" svg:height="1.55cm" svg:x="1.2cm" svg:y="0.737cm" presentation:class="title">
        <draw:text-box>
          <text:p>Click to edit the title text format</text:p>
        </draw:text-box>
      </draw:frame>
      <draw:frame draw:style-name="Mgr3" draw:text-style-name="MP9" draw:layer="backgroundobjects" svg:width="2.2cm" svg:height="1.19cm" svg:x="24.6cm" svg:y="19.2cm">
        <draw:text-box>
          <text:p text:style-name="MP8"><text:span text:style-name="MT2"><text:page-number>&lt;number&gt;</text:page-number></text:span></text:p>
        </draw:text-box>
      </draw:frame>
      <draw:frame draw:style-name="Mgr4" draw:text-style-name="MP10" draw:layer="backgroundobjects" svg:width="4.87cm" svg:height="2.16cm" svg:x="22.15cm" svg:y="0.28cm">
        <draw:image xlink:href="Pictures/10001A070000819B00003A65B4E95F85BABC18C4.svg" xlink:type="simple" xlink:show="embed" xlink:actuate="onLoad" draw:mime-type="image/svg+xml">
          <text:p/>
        </draw:image>
        <draw:image xlink:href="Pictures/100000010000041D000001DB9655EA6840E39C98.png" xlink:type="simple" xlink:show="embed" xlink:actuate="onLoad" draw:mime-type="image/png"/>
      </draw:frame>
      <presentation:notes style:page-layout-name="PM0">
        <draw:page-thumbnail presentation:style-name="template21-title" draw:layer="backgroundobjects" svg:width="14.848cm" svg:height="11.136cm" svg:x="3.075cm" svg:y="2.257cm" presentation:class="page"/>
        <draw:frame presentation:style-name="template2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" style:page-layout-name="PM1" draw:style-name="Mdp1">
      <draw:custom-shape presentation:style-name="Mpr7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8" draw:text-style-name="MP6" draw:layer="backgroundobjects" svg:width="25.6cm" svg:height="14.4cm" svg:x="1.2cm" svg:y="4.8cm" presentation:class="outline">
        <draw:text-box>
          <text:list text:style-name="ML4">
            <text:list-item>
              <text:p><text:span text:style-name="MT3">Click to edit the outline text format</text:span></text:p>
              <text:list>
                <text:list-item>
                  <text:p>Second <text:span text:style-name="MT4">Outline</text:span> Level</text:p>
                  <text:list>
                    <text:list-item>
                      <text:p>Third <text:span text:style-name="MT5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10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F2FCCC979B63369D.png" xlink:type="simple" xlink:show="embed" xlink:actuate="onLoad" draw:mime-type="image/png"/>
      </draw:frame>
      <draw:frame draw:style-name="Mgr3" draw:text-style-name="MP9" draw:layer="backgroundobjects" svg:width="2.2cm" svg:height="1.19cm" svg:x="24.6cm" svg:y="19.2cm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_5f_" style:display-name="master1__" style:page-layout-name="PM1" draw:style-name="Mdp2">
      <draw:frame draw:style-name="Mgr4" draw:text-style-name="MP10" draw:layer="backgroundobjects" svg:width="28cm" svg:height="21.64cm" svg:x="0cm" svg:y="0cm">
        <draw:image xlink:href="Pictures/10000000000008A80000067E8F735EA6ED9F0C0B.jpg" xlink:type="simple" xlink:show="embed" xlink:actuate="onLoad" draw:mime-type="image/jpeg">
          <text:p/>
        </draw:image>
      </draw:frame>
      <draw:frame presentation:style-name="master1_5f__5f_-outline1" draw:layer="backgroundobjects" svg:width="25.199cm" svg:height="2.107cm" svg:x="1.4cm" svg:y="15.086cm" presentation:class="outline" presentation:placeholder="true">
        <draw:text-box/>
      </draw:frame>
      <draw:custom-shape presentation:style-name="Mpr11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10" draw:layer="backgroundobjects" svg:width="6.698cm" svg:height="3.018cm" svg:x="1.43cm" svg:y="5.522cm">
        <draw:image xlink:href="Pictures/10001EB70000819B00003A653728BE2E112D5303.svg" xlink:type="simple" xlink:show="embed" xlink:actuate="onLoad" draw:mime-type="image/svg+xml">
          <text:p/>
        </draw:image>
        <draw:image xlink:href="Pictures/100000010000041D000001DB5D79AEBC8B49F56F.png" xlink:type="simple" xlink:show="embed" xlink:actuate="onLoad" draw:mime-type="image/png"/>
      </draw:frame>
      <presentation:notes style:page-layout-name="PM0">
        <draw:page-thumbnail presentation:style-name="master1_5f__5f_-title" draw:layer="backgroundobjects" svg:width="0.001cm" svg:height="0.001cm" svg:x="0cm" svg:y="2.257cm" presentation:class="page"/>
        <draw:frame presentation:style-name="master1_5f_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2DT8H21M48S</meta:editing-duration>
    <meta:editing-cycles>175</meta:editing-cycles>
    <meta:generator>LibreOffice/7.3.7.2$Linux_X86_64 LibreOffice_project/30$Build-2</meta:generator>
    <dc:date>2024-11-06T12:31:39.793790402</dc:date>
    <meta:document-statistic meta:object-count="146"/>
    <meta:template xlink:type="simple" xlink:actuate="onRequest" xlink:title="master" xlink:href="../../../../../.config/libreoffice/4/user/template/master.otp" meta:date="2015-06-03T14:43:56.815095550"/>
  </office:meta>
</office:document-meta>
</file>